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6pt" fo:language="en" fo:country="US" style:font-size-asian="6pt" style:language-asian="en" style:country-asian="US" style:font-name-complex="Times New Roman1" style:font-size-complex="6pt" style:language-complex="ar" style:country-complex="SA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800000" officeooo:rsid="0010d186" officeooo:paragraph-rsid="0010d186"/>
    </style:style>
    <style:style style:name="P5" style:family="paragraph" style:parent-style-name="Standard" style:master-page-name="Standard">
      <style:paragraph-properties fo:margin-left="0in" fo:margin-right="0in" fo:text-align="center" style:justify-single-word="false" fo:orphans="2" fo:widows="2" fo:text-indent="0in" style:auto-text-indent="false" style:page-number="auto" style:vertical-align="auto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orphans="2" fo:widows="2" fo:text-indent="-0.25in" style:auto-text-indent="false" style:vertical-align="auto">
        <style:tab-stops>
          <style:tab-stop style:position="0.5in"/>
        </style:tab-stops>
      </style:paragraph-properties>
    </style:style>
    <style:style style:name="P7" style:family="paragraph" style:parent-style-name="Standard">
      <style:paragraph-properties fo:margin-left="0.5in" fo:margin-right="0in" fo:text-align="start" style:justify-single-word="false" fo:orphans="2" fo:widows="2" fo:text-indent="0in" style:auto-text-indent="false" style:vertical-align="auto"/>
    </style:style>
    <style:style style:name="P8" style:family="paragraph" style:parent-style-name="Standard">
      <style:paragraph-properties fo:margin-left="0.5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fo:language="en" fo:country="US" officeooo:rsid="001098cf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6pt" fo:language="en" fo:country="US" style:font-size-asian="6pt" style:language-asian="en" style:country-asian="US" style:font-name-complex="Times New Roman1" style:font-size-complex="6pt" style:language-complex="ar" style:country-complex="SA"/>
    </style:style>
    <style:style style:name="T5" style:family="text">
      <style:text-properties fo:language="en" fo:country="US"/>
    </style:style>
    <style:style style:name="T6" style:family="text">
      <style:text-properties fo:color="#800000"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7" style:family="text">
      <style:text-properties fo:color="#800000" style:font-name="Times New Roman" fo:font-size="12pt" fo:language="en" fo:country="US" officeooo:rsid="001098cf" style:font-size-asian="12pt" style:language-asian="en" style:country-asian="US" style:font-name-complex="Times New Roman1" style:font-size-complex="12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lasses, Objects, Attributes, and Behaviors…Oh My!</text:span></text:p>
      <text:p text:style-name="P1"/>
      <text:p text:style-name="P3"><text:span text:style-name="T2">Review the five categories of objects listed earlier in the module (e.g. Inside Objects, Animal Objects, etc.).</text:span></text:p>
      <text:p text:style-name="P3"><text:span text:style-name="T4"><text:s/></text:span></text:p>
      <text:list xml:id="list138448447017477303" text:style-name="WWNum1">
        <text:list-item>
          <text:p text:style-name="P6"><text:span text:style-name="T2">Pick one of the listed categories and name three more objects that it might include.</text:span></text:p>
        </text:list-item>
      </text:list>
      <text:p text:style-name="P2"/>
      <text:p text:style-name="P7"><text:span text:style-name="T2">Category: <text:s/></text:span><text:span text:style-name="T7">Inside objects</text:span></text:p>
      <text:p text:style-name="P2"/>
      <text:p text:style-name="P7"><text:span text:style-name="T2">Object 1: <text:s text:c="2"/></text:span><text:span text:style-name="T7">Computers</text:span><text:span text:style-name="T2"> <text:s text:c="2"/>Object 2: <text:s text:c="2"/></text:span><text:span text:style-name="T7">Printers</text:span><text:span text:style-name="T2"> <text:s text:c="2"/>Object 3: <text:s text:c="2"/></text:span><text:span text:style-name="T7">Tvs</text:span><text:span text:style-name="T2"> <text:s/></text:span></text:p>
      <text:p text:style-name="P1"/>
      <text:list xml:id="list121754986349094" text:continue-numbering="true" text:style-name="WWNum1">
        <text:list-item>
          <text:p text:style-name="P6"><text:span text:style-name="T2">Think of an unlisted category and identify five objects that it might include.</text:span></text:p>
        </text:list-item>
      </text:list>
      <text:p text:style-name="P2"/>
      <text:p text:style-name="P7"><text:span text:style-name="T2">New Category: <text:s/></text:span><text:span text:style-name="T7">Computers</text:span></text:p>
      <text:p text:style-name="P2"/>
      <text:p text:style-name="P7"><text:span text:style-name="T2">Object 1: <text:s text:c="2"/></text:span><text:span text:style-name="T7">Motherboard</text:span><text:span text:style-name="T2"> <text:s text:c="2"/>Object 2: <text:s text:c="2"/></text:span><text:span text:style-name="T7">RAM</text:span><text:span text:style-name="T2"> <text:s text:c="2"/>Object 3: <text:s text:c="2"/></text:span><text:span text:style-name="T7">Hard drive </text:span><text:span text:style-name="T2"><text:s text:c="2"/></text:span></text:p>
      <text:p text:style-name="P2"/>
      <text:p text:style-name="P7"><text:span text:style-name="T2">Object 4: <text:s text:c="2"/></text:span><text:span text:style-name="T7">Processor</text:span><text:span text:style-name="T2"> <text:s text:c="2"/>Object 5: <text:s text:c="2"/></text:span><text:span text:style-name="T7">Video Card</text:span><text:span text:style-name="T2"> <text:s/></text:span></text:p>
      <text:p text:style-name="P1"/>
      <text:list xml:id="list121753375034316" text:continue-numbering="true" text:style-name="WWNum1">
        <text:list-item>
          <text:p text:style-name="P6"><text:span text:style-name="T2">Pick any object and make a list of five “sub-objects” the category might contain. <text:s/>For example, a dancer object is itself a category and could include a folk dancer, a Salsa dancer, a ballroom dancer, break dancer, and an ice dancer, etc.</text:span></text:p>
        </text:list-item>
      </text:list>
      <text:p text:style-name="P2"/>
      <text:p text:style-name="P7"><text:span text:style-name="T2">Object: <text:s/></text:span><text:span text:style-name="T7">Salsa</text:span></text:p>
      <text:p text:style-name="P2"/>
      <text:p text:style-name="P7"><text:span text:style-name="T2">Sub-Object 1: <text:s text:c="2"/></text:span><text:span text:style-name="T7">Tomatoes</text:span><text:span text:style-name="T2"> <text:s text:c="2"/>Sub-Object 2: <text:s text:c="2"/></text:span><text:span text:style-name="T7">Peppers</text:span><text:span text:style-name="T2"> <text:s/></text:span></text:p>
      <text:p text:style-name="P2"/>
      <text:p text:style-name="P7"><text:span text:style-name="T2">Sub-Object 3: <text:s text:c="2"/></text:span><text:span text:style-name="T7">Onions</text:span><text:span text:style-name="T2"> <text:s text:c="6"/>Sub-Object 4: <text:s text:c="2"/></text:span><text:span text:style-name="T7">Spices</text:span><text:span text:style-name="T2"> <text:s/></text:span></text:p>
      <text:p text:style-name="P2"/>
      <text:p text:style-name="P7"><text:span text:style-name="T2">Sub-Object 5: <text:s text:c="2"/></text:span><text:span text:style-name="T7">Corn</text:span><text:span text:style-name="T2"> </text:span></text:p>
      <text:p text:style-name="P1"/>
      <text:list xml:id="list121755006718228" text:continue-numbering="true" text:style-name="WWNum1">
        <text:list-item>
          <text:p text:style-name="P6"><text:span text:style-name="T2">Pick any object and list 4 of its physical characteristics (i.e. attributes) and 2 things it can do (i.e. behaviors). <text:s/>In terms of “behaviors”, think in terms of actions (verbs). <text:s/>For example, dancers can spin, dogs can bark, boats can sink. <text:s/>Don’t be too literal with the term behavior, have some fun with it.</text:span></text:p>
        </text:list-item>
      </text:list>
      <text:p text:style-name="P2"/>
      <text:p text:style-name="P7"><text:span text:style-name="T2">Object: <text:s/></text:span><text:span text:style-name="T7">Computer</text:span></text:p>
      <text:p text:style-name="P8"/>
      <text:p text:style-name="P7"><text:span text:style-name="T2">Attribute 1: <text:s text:c="2"/></text:span><text:span text:style-name="T7">Rigid</text:span><text:span text:style-name="T2"> <text:s text:c="4"/>Attribute 2: <text:s text:c="2"/></text:span><text:span text:style-name="T7">Fast</text:span><text:span text:style-name="T2"> <text:s/></text:span></text:p>
      <text:p text:style-name="P8"/>
      <text:p text:style-name="P7"><text:span text:style-name="T2">Attribute 3: <text:s text:c="2"/></text:span><text:span text:style-name="T7">Sleek</text:span><text:span text:style-name="T2"> <text:s text:c="4"/>Attribute 4: <text:s text:c="2"/></text:span><text:span text:style-name="T7">Bright</text:span><text:span text:style-name="T2"> <text:s/></text:span></text:p>
      <text:p text:style-name="P8"/>
      <text:p text:style-name="P7"><text:span text:style-name="T2">Behavior 1: <text:s text:c="2"/></text:span><text:span text:style-name="T7">Processing</text:span><text:span text:style-name="T2"> <text:s text:c="4"/>Behavior 2: <text:s text:c="2"/></text:span><text:span text:style-name="T7">Following instructions</text:span><text:span text:style-name="T6"> </text:span><text:span text:style-name="T2"><text:s/></text:span></text:p>
      <text:p text:style-name="P2"/>
      <text:p text:style-name="P3"><text:span text:style-name="T2">5. <text:s/>In your own words, given what you know now, how do you define an object?</text:span></text:p>
      <text:p text:style-name="P3"/>
      <text:p text:style-name="P4">I think defining an object should be focused on its advantages and good parts more then its worst parts. 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1" fo:font-family="'Liberation Serif'" style:font-family-generic="roman" style:font-name-complex="Times New Roman1" style:font-family-complex="'Times New Roman'" style:font-family-generic-complex="syste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in" fo:margin-bottom="0.5in" fo:margin-left="1.25in" fo:margin-right="1in" style:writing-mode="lr-tb" style:layout-grid-color="#c0c0c0" style:layout-grid-lines="24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 Computer Science</dc:title>
    <meta:initial-creator>bjordan</meta:initial-creator>
    <meta:creation-date>2008-09-23T12:55:00</meta:creation-date>
    <dc:date>2014-11-17T12:17:52.986546264</dc:date>
    <meta:editing-cycles>2</meta:editing-cycles>
    <meta:editing-duration>PT1S</meta:editing-duration>
    <dc:creator>dcharles </dc:creator>
    <meta:document-statistic meta:table-count="0" meta:image-count="0" meta:object-count="0" meta:page-count="1" meta:paragraph-count="22" meta:word-count="256" meta:character-count="1609" meta:non-whitespace-character-count="1281"/>
    <meta:generator>LibreOffice/4.2.7.2$Linux_X86_64 LibreOffice_project/420m0$Build-2</meta:generator>
    <meta:user-defined meta:name="Company">FLVS</meta:user-defined>
    <meta:user-defined meta:name="Operator">pyamin</meta:user-defined>
  </office:meta>
</office:document-meta>
</file>